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808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3.988cm"/>
    </style:style>
    <style:style style:name="co12" style:family="table-column">
      <style:table-column-properties fo:break-before="auto" style:column-width="5.249cm"/>
    </style:style>
    <style:style style:name="co13" style:family="table-column">
      <style:table-column-properties fo:break-before="auto" style:column-width="1.685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29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8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3399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style:font-name-asian="WenQuanYi Micro Hei" style:font-name-complex="Lohit Devanagari"/>
    </style:style>
    <style:style style:name="ce1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weight="normal" style:font-name-asian="WenQuanYi Micro Hei" style:font-weight-asian="normal" style:font-name-complex="Lohit Devanagari" style:font-weight-complex="normal"/>
    </style:style>
    <style:style style:name="ce15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style:font-name-asian="WenQuanYi Micro Hei" style:font-name-complex="Lohit Devanagari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6666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12"/>
        <table:table-column table:style-name="co3" table:number-columns-repeated="3" table:default-cell-style-name="ce4"/>
        <table:table-column table:style-name="co4" table:default-cell-style-name="ce19"/>
        <table:table-column table:style-name="co5" table:default-cell-style-name="ce4"/>
        <table:table-column table:style-name="co6" table:default-cell-style-name="ce4"/>
        <table:table-column table:style-name="co7" table:default-cell-style-name="ce21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number-columns-repeated="2" table:default-cell-style-name="ce4"/>
        <table:table-row table:style-name="ro1">
          <table:table-cell table:style-name="ce1" office:value-type="string" calcext:value-type="string">
            <text:p>LEXICAL</text:p>
          </table:table-cell>
          <table:table-cell table:style-name="ce1"/>
          <table:table-cell table:style-name="ce9" table:formula="of:=MAX([.C6:.C23])" office:value-type="float" office:value="0.787754333333333" calcext:value-type="float">
            <text:p>0.7877543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Test</text:p>
            <text:p>Accuracy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20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10" table:formula="of:=AVERAGE([.D3:.F3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/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11" table:formula="of:=AVERAGE([.D4:.F4])" office:value-type="float" office:value="0.787261" calcext:value-type="float">
            <text:p>0.787261</text:p>
          </table:table-cell>
          <table:table-cell table:style-name="ce17" office:value-type="float" office:value="0.792962" calcext:value-type="float">
            <text:p>0.792962</text:p>
          </table:table-cell>
          <table:table-cell table:style-name="ce17" office:value-type="float" office:value="0.787699" calcext:value-type="float">
            <text:p>0.787699</text:p>
          </table:table-cell>
          <table:table-cell table:style-name="ce17" office:value-type="float" office:value="0.781122" calcext:value-type="float">
            <text:p>0.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10" table:formula="of:=AVERAGE([.D5:.F5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2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formula="of:=AVERAGE([.D6:.F6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10" table:formula="of:=AVERAGE([.D7:.F7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2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10" table:formula="of:=AVERAGE([.D8:.F8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3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0" table:formula="of:=AVERAGE([.D9:.F9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7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0" table:formula="of:=AVERAGE([.D10:.F10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3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0" table:formula="of:=AVERAGE([.D11:.F11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3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0" table:formula="of:=AVERAGE([.D12:.F12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0" table:formula="of:=AVERAGE([.D13:.F13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7" office:value-type="string" calcext:value-type="string">
            <text:p>Relu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1" table:formula="of:=AVERAGE([.D14:.F14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23" office:value-type="string" calcext:value-type="string">
            <text:p>Sigmoid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10" table:formula="of:=AVERAGE([.D15:.F15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2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formula="of:=AVERAGE([.D16:.F16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22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string" calcext:value-type="string">
            <text:p>TanH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10" table:formula="of:=AVERAGE([.D17:.F17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3" office:value-type="string" calcext:value-type="string">
            <text:p>Relu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10" table:formula="of:=AVERAGE([.D18:.F18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3" office:value-type="string" calcext:value-type="string">
            <text:p>Sigmoid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19:.F19])" office:value-type="float" office:value="0.768788" calcext:value-type="float">
            <text:p>0.768788</text:p>
          </table:table-cell>
          <table:table-cell office:value-type="float" office:value="0.768788" calcext:value-type="float">
            <text:p>0.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10" table:formula="of:=AVERAGE([.D20:.F20])" office:value-type="float" office:value="0.743299" calcext:value-type="float">
            <text:p>0.743299</text:p>
          </table:table-cell>
          <table:table-cell office:value-type="float" office:value="0.743299" calcext:value-type="float">
            <text:p>0.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23" office:value-type="string" calcext:value-type="string">
            <text:p>Sigmoid</text:p>
          </table:table-cell>
          <table:table-cell table:style-name="ce17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10" table:formula="of:=AVERAGE([.D21:.F21])" office:value-type="float" office:value="0.766157" calcext:value-type="float">
            <text:p>0.766157</text:p>
          </table:table-cell>
          <table:table-cell office:value-type="float" office:value="0.766157" calcext:value-type="float">
            <text:p>0.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2:.F22])" office:value-type="float" office:value="0.739188" calcext:value-type="float">
            <text:p>0.739188</text:p>
          </table:table-cell>
          <table:table-cell office:value-type="float" office:value="0.739188" calcext:value-type="float">
            <text:p>0.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style-name="ce23" office:value-type="string" calcext:value-type="string">
            <text:p>Sigmoid</text:p>
          </table:table-cell>
          <table:table-cell table:style-name="ce17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11" table:formula="of:=AVERAGE([.D23:.F23])" office:value-type="float" office:value="0.786931666666667" calcext:value-type="float">
            <text:p>0.7869317</text:p>
          </table:table-cell>
          <table:table-cell office:value-type="float" office:value="0.792468" calcext:value-type="float">
            <text:p>0.792468</text:p>
          </table:table-cell>
          <table:table-cell office:value-type="float" office:value="0.785397" calcext:value-type="float">
            <text:p>0.785397</text:p>
          </table:table-cell>
          <table:table-cell office:value-type="float" office:value="0.78293" calcext:value-type="float">
            <text:p>0.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4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4:.F24])" office:value-type="float" office:value="0.787535" calcext:value-type="float">
            <text:p>0.787535</text:p>
          </table:table-cell>
          <table:table-cell office:value-type="float" office:value="0.787535" calcext:value-type="float">
            <text:p>0.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23" office:value-type="string" calcext:value-type="string">
            <text:p>Sigmoid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79146" calcext:value-type="float">
            <text:p>0.779146</text:p>
          </table:table-cell>
          <table:table-cell table:style-name="ce13" table:formula="of:=AVERAGE([.D25:.F25])" office:value-type="float" office:value="0.7881105" calcext:value-type="float">
            <text:p>0.7881105</text:p>
          </table:table-cell>
          <table:table-cell office:value-type="float" office:value="0.790495" calcext:value-type="float">
            <text:p>0.790495</text:p>
          </table:table-cell>
          <table:table-cell office:value-type="float" office:value="0.785726" calcext:value-type="float">
            <text:p>0.785726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office:value-type="string" calcext:value-type="string">
            <text:p>18-03-06-10-16-20</text:p>
          </table:table-cell>
          <table:table-cell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6" office:value-type="float" office:value="0.781938" calcext:value-type="float">
            <text:p>0.781938</text:p>
          </table:table-cell>
          <table:table-cell table:style-name="ce14" table:formula="of:=AVERAGE([.D26:.F26])" office:value-type="float" office:value="0.789755" calcext:value-type="float">
            <text:p>0.789755</text:p>
          </table:table-cell>
          <table:table-cell office:value-type="float" office:value="0.791646" calcext:value-type="float">
            <text:p>0.791646</text:p>
          </table:table-cell>
          <table:table-cell office:value-type="float" office:value="0.787864" calcext:value-type="float">
            <text:p>0.78786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23" office:value-type="string" calcext:value-type="string">
            <text:p>Sigmoid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office:value-type="string" calcext:value-type="string">
            <text:p>18-03-06-10-22-18</text:p>
          </table:table-cell>
          <table:table-cell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7:.F27])" office:value-type="float" office:value="0.786877" calcext:value-type="float">
            <text:p>0.786877</text:p>
          </table:table-cell>
          <table:table-cell office:value-type="float" office:value="0.786877" calcext:value-type="float">
            <text:p>0.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23" office:value-type="string" calcext:value-type="string">
            <text:p>TanH</text:p>
          </table:table-cell>
          <table:table-cell table:style-name="ce2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3" office:value-type="float" office:value="0.75" calcext:value-type="float">
            <text:p>0.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8:.F28])" office:value-type="float" office:value="0.767637" calcext:value-type="float">
            <text:p>0.767637</text:p>
          </table:table-cell>
          <table:table-cell office:value-type="float" office:value="0.767637" calcext:value-type="float">
            <text:p>0.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9:.F29])" office:value-type="float" office:value="0.770597" calcext:value-type="float">
            <text:p>0.770597</text:p>
          </table:table-cell>
          <table:table-cell table:style-name="ce18" office:value-type="float" office:value="0.770597" calcext:value-type="float">
            <text:p>0.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23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0:.F30])" office:value-type="float" office:value="0.684756" calcext:value-type="float">
            <text:p>0.684756</text:p>
          </table:table-cell>
          <table:table-cell office:value-type="float" office:value="0.684756" calcext:value-type="float">
            <text:p>0.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4" office:value-type="string" calcext:value-type="string">
            <text:p>Adam Optimizer</text:p>
          </table:table-cell>
          <table:table-cell table:style-name="ce2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1:.F31])" office:value-type="float" office:value="0.775037" calcext:value-type="float">
            <text:p>0.775037</text:p>
          </table:table-cell>
          <table:table-cell office:value-type="float" office:value="0.775037" calcext:value-type="float">
            <text:p>0.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5" office:value-type="string" calcext:value-type="string">
            <text:p>Adam Optimizer</text:p>
          </table:table-cell>
          <table:table-cell table:style-name="ce17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2:.F32])" office:value-type="float" office:value="0.783588" calcext:value-type="float">
            <text:p>0.783588</text:p>
          </table:table-cell>
          <table:table-cell office:value-type="float" office:value="0.783588" calcext:value-type="float">
            <text:p>0.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5" office:value-type="string" calcext:value-type="string">
            <text:p>Adam Optimizer</text:p>
          </table:table-cell>
          <table:table-cell table:style-name="ce17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3:.F33])" office:value-type="float" office:value="0.773557" calcext:value-type="float">
            <text:p>0.773557</text:p>
          </table:table-cell>
          <table:table-cell office:value-type="float" office:value="0.773557" calcext:value-type="float">
            <text:p>0.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5" office:value-type="string" calcext:value-type="string">
            <text:p>Adam Optimizer</text:p>
          </table:table-cell>
          <table:table-cell table:style-name="ce17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4:.F34])" office:value-type="float" office:value="0.746423" calcext:value-type="float">
            <text:p>0.746423</text:p>
          </table:table-cell>
          <table:table-cell office:value-type="float" office:value="0.746423" calcext:value-type="float">
            <text:p>0.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0.0001" calcext:value-type="float">
            <text:p>0.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5" office:value-type="string" calcext:value-type="string">
            <text:p>Adam Optimizer</text:p>
          </table:table-cell>
          <table:table-cell table:style-name="ce17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5:.F35])" office:value-type="float" office:value="0.613222" calcext:value-type="float">
            <text:p>0.613222</text:p>
          </table:table-cell>
          <table:table-cell office:value-type="float" office:value="0.613222" calcext:value-type="float">
            <text:p>0.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24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office:value-type="date" office:date-value="2018-03-12" calcext:value-type="date">
            <text:p>12/03/18</text:p>
          </table:table-cell>
          <table:table-cell table:style-name="ce7" office:value-type="float" office:value="0.794746" calcext:value-type="float">
            <text:p>0.794746</text:p>
          </table:table-cell>
          <table:table-cell table:style-name="ce15" table:formula="of:=AVERAGE([.D36:.F36])" office:value-type="float" office:value="0.8025" calcext:value-type="float">
            <text:p>0.8025</text:p>
          </table:table-cell>
          <table:table-cell office:value-type="float" office:value="0.8025" calcext:value-type="float">
            <text:p>0.802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23" office:value-type="string" calcext:value-type="string">
            <text:p>100;100;100</text:p>
          </table:table-cell>
          <table:table-cell office:value-type="string" calcext:value-type="string">
            <text:p>18-03-12-12-25-23</text:p>
          </table:table-cell>
          <table:table-cell table:number-columns-repeated="2"/>
        </table:table-row>
        <table:table-row table:style-name="ro2">
          <table:table-cell office:value-type="date" office:date-value="2018-03-13" calcext:value-type="date">
            <text:p>13/03/18</text:p>
          </table:table-cell>
          <table:table-cell table:style-name="ce4" office:value-type="string" calcext:value-type="string">
            <text:p>0.774056</text:p>
          </table:table-cell>
          <table:table-cell table:formula="of:=AVERAGE([.D37:.F37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23"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style-name="ce23" office:value-type="string" calcext:value-type="string">
            <text:p>Relu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7" office:value-type="string" calcext:value-type="string">
            <text:p>100;100;100</text:p>
          </table:table-cell>
          <table:table-cell office:value-type="string" calcext:value-type="string">
            <text:p>18-03-13-09-59-20</text:p>
          </table:table-cell>
          <table:table-cell table:number-columns-repeated="2"/>
        </table:table-row>
        <table:table-row table:style-name="ro2">
          <table:table-cell office:value-type="date" office:date-value="2018-03-13" calcext:value-type="date">
            <text:p>13/03/18</text:p>
          </table:table-cell>
          <table:table-cell table:style-name="ce8" office:value-type="float" office:value="0.793103" calcext:value-type="float">
            <text:p>0.793103</text:p>
          </table:table-cell>
          <table:table-cell table:style-name="ce13" table:formula="of:=AVERAGE([.D38:.F38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7"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style-name="ce23" office:value-type="string" calcext:value-type="string">
            <text:p>TanH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7" office:value-type="string" calcext:value-type="string">
            <text:p>100;100;100</text:p>
          </table:table-cell>
          <table:table-cell office:value-type="string" calcext:value-type="string">
            <text:p>18-03-13-10-15-19</text:p>
          </table:table-cell>
          <table:table-cell table:number-columns-repeated="2"/>
        </table:table-row>
        <table:table-row table:style-name="ro2">
          <table:table-cell office:value-type="date" office:date-value="2018-03-13" calcext:value-type="date">
            <text:p>13/03/18</text:p>
          </table:table-cell>
          <table:table-cell table:style-name="ce8" office:value-type="float" office:value="0.783087" calcext:value-type="float">
            <text:p>0.783087</text:p>
          </table:table-cell>
          <table:table-cell table:style-name="ce16" table:formula="of:=AVERAGE([.D39:.F39])" office:value-type="float" office:value="0.793126" calcext:value-type="float">
            <text:p>0.793126</text:p>
          </table:table-cell>
          <table:table-cell office:value-type="float" office:value="0.793126" calcext:value-type="float">
            <text:p>0.7931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7"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table:style-name="ce23" office:value-type="string" calcext:value-type="string">
            <text:p>Sigmoid</text:p>
          </table:table-cell>
          <table:table-cell table:style-name="ce1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7" office:value-type="string" calcext:value-type="string">
            <text:p>100;100;100</text:p>
          </table:table-cell>
          <table:table-cell office:value-type="string" calcext:value-type="string">
            <text:p>18-03-13-10-42-52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6"/>
          <table:table-cell table:formula="of:=AVERAGE([.D40:.F40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1:.F41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2:.F42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3:.F43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3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T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 style:data-style-name="N2" text:time-value="10:28:57.53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3T11:07:26.071000000</dc:date>
    <meta:editing-duration>P1DT3H38M23S</meta:editing-duration>
    <meta:editing-cycles>221</meta:editing-cycles>
    <meta:generator>LibreOffice/4.3.7.2$Windows_x86 LibreOffice_project/8a35821d8636a03b8bf4e15b48f59794652c68ba</meta:generator>
    <meta:document-statistic meta:table-count="1" meta:cell-count="577" meta:object-count="0"/>
  </office:meta>
</office:document-meta>
</file>